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8000001519CADFF17.png" manifest:media-type="image/png"/>
  <manifest:file-entry manifest:full-path="Pictures/100000000000027B0000015354C46C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0a06" officeooo:paragraph-rsid="000f0a06"/>
    </style:style>
    <style:style style:name="P2" style:family="paragraph" style:parent-style-name="Standard">
      <style:text-properties officeooo:paragraph-rsid="000f0a06"/>
    </style:style>
    <style:style style:name="P3" style:family="paragraph" style:parent-style-name="Standard">
      <style:text-properties officeooo:rsid="001045f2" officeooo:paragraph-rsid="001045f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so far 02/01/2016:</text:p>
      <text:p text:style-name="P2"><draw:frame draw:style-name="fr1" draw:name="Image1" text:anchor-type="paragraph" svg:width="6.6146in" svg:height="3.5311in" draw:z-index="0"><draw:image xlink:href="Pictures/100000000000027B0000015354C46CA9.png" xlink:type="simple" xlink:show="embed" xlink:actuate="onLoad"/></draw:frame></text:p>
      <text:p text:style-name="P3">This one was a bit easier 02/07/2016:</text:p>
      <text:p text:style-name="P3"><draw:frame draw:style-name="fr1" draw:name="Image2" text:anchor-type="paragraph" svg:width="6.9165in" svg:height="3.5102in" draw:z-index="1"><draw:image xlink:href="Pictures/1000000000000298000001519CADFF1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2:14:10.928443684</meta:creation-date>
    <dc:date>2016-02-07T07:53:26.587841000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1" meta:paragraph-count="2" meta:word-count="11" meta:character-count="64" meta:non-whitespace-character-count="55"/>
  </office:meta>
</office:document-meta>
</file>